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b274d" officeooo:paragraph-rsid="001b274d" style:font-size-asian="13.1000003814697pt" style:font-size-complex="15pt"/>
    </style:style>
    <style:style style:name="P2" style:family="paragraph" style:parent-style-name="Standard">
      <style:text-properties fo:font-size="15pt" officeooo:rsid="001b274d" officeooo:paragraph-rsid="001d53d9" style:font-size-asian="13.1000003814697pt" style:font-size-complex="15pt"/>
    </style:style>
    <style:style style:name="P3" style:family="paragraph" style:parent-style-name="Standard">
      <style:text-properties fo:font-size="15pt" officeooo:rsid="001bd3fe" officeooo:paragraph-rsid="001bd3fe" style:font-size-asian="13.1000003814697pt" style:font-size-complex="15pt"/>
    </style:style>
    <style:style style:name="P4" style:family="paragraph" style:parent-style-name="Standard">
      <style:text-properties fo:font-size="15pt" officeooo:rsid="001d53d9" officeooo:paragraph-rsid="001d53d9" style:font-size-asian="13.1000003814697pt" style:font-size-complex="15pt"/>
    </style:style>
    <style:style style:name="T1" style:family="text">
      <style:text-properties officeooo:rsid="001bd3fe"/>
    </style:style>
    <style:style style:name="T2" style:family="text">
      <style:text-properties officeooo:rsid="001d53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ne of the most important question…</text:p>
      <text:p text:style-name="P1">steam gas </text:p>
      <text:p text:style-name="P2"><text:span text:style-name="T2">insteaf of a moving piston. </text:span></text:p>
      <text:p text:style-name="P2">quantum system convert <text:span text:style-name="T1">heat into a driven field</text:span></text:p>
      <text:p text:style-name="P3">in this project <text:span text:style-name="T2">three level system drven by bath</text:span></text:p>
      <text:p text:style-name="P4">based 1959 scovil schulz groundwork</text:p>
      <text:p text:style-name="P4"/>
      <text:p text:style-name="P4"/>
      <text:p text:style-name="P4">A maser consist 2 elements </text:p>
      <text:p text:style-name="P4">gain medium is often a moving piston</text:p>
      <text:p text:style-name="P4"/>
      <text:p text:style-name="P4"/>
      <text:p text:style-name="P4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imbus Roman" fo:font-size="12pt" fo:language="de" fo:country="DE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" fo:font-size="12pt" fo:language="de" fo:country="DE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" fo:font-family="'Nimbus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8T19:33:30.506071646</meta:creation-date>
    <dc:date>2023-02-28T22:39:40.723238905</dc:date>
    <meta:editing-duration>PT3H6M11S</meta:editing-duration>
    <meta:editing-cycles>3</meta:editing-cycles>
    <meta:generator>LibreOffice/7.4.5.1$Linux_X86_64 LibreOffice_project/40$Build-1</meta:generator>
    <meta:document-statistic meta:table-count="0" meta:image-count="0" meta:object-count="0" meta:page-count="1" meta:paragraph-count="8" meta:word-count="47" meta:character-count="266" meta:non-whitespace-character-count="224"/>
  </office:meta>
</office:document-meta>
</file>